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7a91" officeooo:paragraph-rsid="000d7a91"/>
    </style:style>
    <style:style style:name="P2" style:family="paragraph" style:parent-style-name="Standard" style:list-style-name="L2">
      <style:text-properties officeooo:rsid="000d7a91" officeooo:paragraph-rsid="000d7a91"/>
    </style:style>
    <style:style style:name="P3" style:family="paragraph" style:parent-style-name="Standard" style:list-style-name="L2">
      <style:text-properties officeooo:rsid="000d7a91" officeooo:paragraph-rsid="000f6bf0"/>
    </style:style>
    <style:style style:name="P4" style:family="paragraph" style:parent-style-name="Standard" style:list-style-name="L3">
      <style:text-properties officeooo:rsid="000f6bf0" officeooo:paragraph-rsid="000f6b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h Controller</text:p>
      <text:p text:style-name="P1"/>
      <text:p text:style-name="P1">Incomes</text:p>
      <text:list xml:id="list543727388380253655" text:style-name="L3">
        <text:list-item>
          <text:p text:style-name="P4">Income Categories</text:p>
        </text:list-item>
      </text:list>
      <text:p text:style-name="P1">Expenses</text:p>
      <text:list xml:id="list102510284222519" text:continue-numbering="true" text:style-name="L3">
        <text:list-item>
          <text:p text:style-name="P4">Income Categories</text:p>
        </text:list-item>
      </text:list>
      <text:p text:style-name="P1">Loan</text:p>
      <text:list xml:id="list2314865308991530977" text:style-name="L2">
        <text:list-item>
          <text:p text:style-name="P2">Received</text:p>
        </text:list-item>
        <text:list-item>
          <text:p text:style-name="P2">Given</text:p>
        </text:list-item>
      </text:list>
      <text:p text:style-name="P1"/>
      <text:p text:style-name="P1">Bills</text:p>
      <text:p text:style-name="P1">Transfers</text:p>
      <text:list xml:id="list102509647554667" text:continue-numbering="true" text:style-name="L2">
        <text:list-item>
          <text:p text:style-name="P3">Received</text:p>
        </text:list-item>
        <text:list-item>
          <text:p text:style-name="P3">Given</text:p>
        </text:list-item>
      </text:list>
      <text:p text:style-name="P1">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0:12:40.583532185</meta:creation-date>
    <dc:date>2017-05-26T10:25:09.561453672</dc:date>
    <meta:editing-duration>PT1M58S</meta:editing-duration>
    <meta:editing-cycles>1</meta:editing-cycles>
    <meta:document-statistic meta:table-count="0" meta:image-count="0" meta:object-count="0" meta:page-count="1" meta:paragraph-count="13" meta:word-count="22" meta:character-count="120" meta:non-whitespace-character-count="117"/>
    <meta:generator>LibreOffice/5.1.6.2$Linux_X86_64 LibreOffice_project/10m0$Build-2</meta:generator>
  </office:meta>
</office:document-meta>
</file>